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fo:background-color="transparent"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2cf19" officeooo:paragraph-rsid="0002cf19" style:font-style-asian="normal" style:font-weight-asian="normal" style:font-style-complex="normal" style:font-weight-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2cf19" officeooo:paragraph-rsid="0005921b" style:font-style-asian="normal" style:font-weight-asian="normal" style:font-style-complex="normal" style:font-weight-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2cf19" officeooo:paragraph-rsid="001f0a2d" style:font-style-asian="normal" style:font-weight-asian="normal" style:font-style-complex="normal" style:font-weight-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2cf19" officeooo:paragraph-rsid="0020cb5c"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2cf19" officeooo:paragraph-rsid="0021f2a5"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38e9" officeooo:paragraph-rsid="001e38e9"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6b07" officeooo:paragraph-rsid="001f6b07"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3560" officeooo:paragraph-rsid="00213560"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195a" officeooo:paragraph-rsid="0025195a"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777d" officeooo:paragraph-rsid="0026777d"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2" style:family="paragraph" style:parent-style-name="Heading_20_1">
      <loext:graphic-properties draw:fill="solid" draw:fill-color="#eeeeee" draw:opacity="100%"/>
      <style:paragraph-properties fo:background-color="#eeeeee"/>
    </style:style>
    <style:style style:name="P143" style:family="paragraph" style:parent-style-name="Heading_20_1">
      <style:paragraph-properties fo:margin-left="0in" fo:margin-right="0in" fo:text-align="center" style:justify-single-word="false" fo:text-indent="0.1965in" style:auto-text-indent="false"/>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loext:graphic-properties draw:fill="solid" draw:fill-color="#eeeeee" draw:opacity="100%"/>
      <style:paragraph-properties fo:background-color="#eeeeee"/>
      <style:text-properties fo:language="ru" fo:country="RU"/>
    </style:style>
    <style:style style:name="P147"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officeooo:rsid="0008b4fb"/>
    </style:style>
    <style:style style:name="T8" style:family="text">
      <style:text-properties fo:language="ru" fo:country="RU" officeooo:rsid="000b3f62"/>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02cf19"/>
    </style:style>
    <style:style style:name="T16" style:family="text">
      <style:text-properties fo:language="en" fo:country="US" officeooo:rsid="0020cb5c"/>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fo:language="ru" fo:country="RU" fo:font-style="normal" style:font-style-asian="normal" style:font-style-complex="normal"/>
    </style:style>
    <style:style style:name="T20" style:family="text">
      <style:text-properties fo:color="#ff3333"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loext:char-shading-value="0" style:font-style-asian="normal" style:font-style-complex="normal"/>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style:style style:name="T55" style:family="text">
      <style:text-properties fo:font-weight="normal" officeooo:rsid="0016bb44" style:font-weight-asian="normal" style:font-weight-complex="normal"/>
    </style:style>
    <style:style style:name="T56" style:family="text">
      <style:text-properties officeooo:rsid="0002ded5"/>
    </style:style>
    <style:style style:name="T57" style:family="text">
      <style:text-properties officeooo:rsid="0003befb"/>
    </style:style>
    <style:style style:name="T58" style:family="text">
      <style:text-properties officeooo:rsid="0005921b"/>
    </style:style>
    <style:style style:name="T59" style:family="text">
      <style:text-properties officeooo:rsid="0006c767"/>
    </style:style>
    <style:style style:name="T60" style:family="text">
      <style:text-properties officeooo:rsid="00084e23"/>
    </style:style>
    <style:style style:name="T61" style:family="text">
      <style:text-properties officeooo:rsid="0008635d"/>
    </style:style>
    <style:style style:name="T62" style:family="text">
      <style:text-properties officeooo:rsid="000d183d"/>
    </style:style>
    <style:style style:name="T63" style:family="text">
      <style:text-properties officeooo:rsid="000ff74b"/>
    </style:style>
    <style:style style:name="T64" style:family="text">
      <style:text-properties officeooo:rsid="00124200"/>
    </style:style>
    <style:style style:name="T65" style:family="text">
      <style:text-properties officeooo:rsid="0013e49e"/>
    </style:style>
    <style:style style:name="T66" style:family="text">
      <style:text-properties officeooo:rsid="00148ccf"/>
    </style:style>
    <style:style style:name="T67" style:family="text">
      <style:text-properties officeooo:rsid="0016db6d"/>
    </style:style>
    <style:style style:name="T68" style:family="text">
      <style:text-properties officeooo:rsid="00185627"/>
    </style:style>
    <style:style style:name="T69" style:family="text">
      <style:text-properties officeooo:rsid="0018fc2c"/>
    </style:style>
    <style:style style:name="T70" style:family="text">
      <style:text-properties officeooo:rsid="0019f894"/>
    </style:style>
    <style:style style:name="T71" style:family="text">
      <style:text-properties officeooo:rsid="001c624d"/>
    </style:style>
    <style:style style:name="T72" style:family="text">
      <style:text-properties officeooo:rsid="001da9b8"/>
    </style:style>
    <style:style style:name="T73" style:family="text">
      <style:text-properties officeooo:rsid="001f0a2d"/>
    </style:style>
    <style:style style:name="T74" style:family="text">
      <style:text-properties officeooo:rsid="0020cb5c"/>
    </style:style>
    <style:style style:name="T75" style:family="text">
      <style:text-properties officeooo:rsid="0021f2a5"/>
    </style:style>
    <style:style style:name="T76" style:family="text">
      <style:text-properties officeooo:rsid="002559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70176206840698282"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7316793685235331228" text:style-name="L2">
        <text:list-item>
          <text:p text:style-name="P121">«Великие грифоны прошлого» - из канона (5<text:span text:style-name="T9">s8e)</text:span></text:p>
        </text:list-item>
        <text:list-item>
          <text:p text:style-name="P121">«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43">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52">Тайны Тайных Наук</text:span>» - обмен</text:p>
        </text:list-item>
        <text:list-item>
          <text:p text:style-name="P122">«Основы Заклятий» - обмен</text:p>
        </text:list-item>
        <text:list-item>
          <text:p text:style-name="P12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8118678251604771724"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У Селестии были такие элементы гармонии: Магия, Доброта, Смех. У Луны — Верность, Честность, Щедрость. (ксенофази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 (Обмен).</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4"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9">&gt;\</text:span>Привет, Нексус.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oft-page-break/><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4"><text:span text:style-name="T9">&gt;\</text:span>Нексус,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9">&lt;\</text:span><text:span text:style-name="T1">Выполняю задачу</text:span>...</text:p>
      <text:p text:style-name="P65"><text:span text:style-name="T9">&lt;\</text:span>...</text:p>
      <text:p text:style-name="P65"><text:span text:style-name="T9">&lt;\</text:span>Решение:</text:p>
      <text:p text:style-name="P6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4"><text:span text:style-name="T9">&gt;</text:span>\Нексус,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4"><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64"><text:span text:style-name="T9">&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9">.</text:span></text:p>
      <text:p text:style-name="P71">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97">***</text:p>
      <text:p text:style-name="P9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4">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9"/>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4">Описание получше. Подземелье</text:span><text:span text:style-name="T9">&gt; </text:span><text:soft-page-break/><text:span text:style-name="T9">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9">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55925881998913104"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4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text:soft-page-break/></text:p>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oft-page-break/><text:span text:style-name="T1">– Занавес. </text:span>– <text:s/><text:span text:style-name="T1">подытожил я.</text:span></text:p>
      <text:p text:style-name="P46"/>
      <text:h text:style-name="P145" text:outline-level="2"><text:span text:style-name="T9">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text:soft-page-break/>–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text:soft-page-break/>–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text:soft-page-break/>–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4" text:outline-level="2">6. Стыд</text:h>
      <text:p text:style-name="P52"/>
      <text:p text:style-name="P58">~~~ Завтра на семь в библиотеке ~~~</text:p>
      <text:p text:style-name="P58"/>
      <text:p text:style-name="P52">–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7">Сел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9">40-6</text:span></text:h>
      <text:p text:style-name="P69">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9">— оставить тебе напутствие.</text:span></text:p>
      <text:p text:style-name="P58"><text:soft-page-break/><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8">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1">—</text:span> отличная страна, пони <text:span text:style-name="T11">— </text:span><text:span text:style-name="T9">прекрасные создания, порядки тут отличные!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49"> </text:span><text:span text:style-name="T38">—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text:soft-page-break/>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9">Додж </text:span><text:span text:style-name="T20">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1">А из Пинто Крика уже месяц нет новостей...</text:span></text:p>
      <text:p text:style-name="P5"><text:span text:style-name="T38">–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1">– </text:span>“<text:span text:style-name="T1">Что я могу сделать, чтобы вернуть всё назад?</text:span>”</text:p>
      <text:p text:style-name="P14"><text:span text:style-name="T41">–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4">Что бы это значило, Флер?</text:span></text:p>
      <text:p text:style-name="P14"><text:span text:style-name="T41">–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7">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9">&lt;</text:span><text:span text:style-name="T51">Mark Knopfler - </text:span><text:span text:style-name="T50">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oft-page-break/>–<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text:soft-page-break/>–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по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9">&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text:soft-page-break/></text:p>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60">***</text:p>
      <text:p text:style-name="P68">&lt;Seal — Amazing <text:span text:style-name="T1">(T</text:span><text:span text:style-name="T9">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3">—</text:span><text:span text:style-name="T14"> </text:span><text:span text:style-name="T5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3">d.notive — Talking Flight</text:span>&gt;</text:p>
      <text:p text:style-name="P58">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4">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text:span text:style-name="T61">удерживать тебя</text:span> с <text:span text:style-name="T61">с</text:span>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text:soft-page-break/>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text:span><text:span text:style-name="T7">её </text:span><text:span text:style-name="T1">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8">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text:span text:style-name="T62">и</text:span>.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pan text:style-name="T9">– </text:span>Спасибо, сахарок! Ты не представляешь, как ты нас выручил! Стыдно сказать, но в последнее время дома ни <text:span text:style-name="T63">бита</text:span>: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text:span text:style-name="T64">стены напротив</text:span>.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4">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4">— </text:span><text:span text:style-name="T54">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9">– </text:span>Вы, наверное, ждёте кого-то?</text:p>
      <text:p text:style-name="P55"><text:span text:style-name="T9">– </text:span>Неа.</text:p>
      <text:p text:style-name="P55"><text:span text:style-name="T9">– </text:span>Просто обедаете?</text:p>
      <text:p text:style-name="P55"><text:span text:style-name="T9">– </text:span>Неа.</text:p>
      <text:p text:style-name="P55"><text:span text:style-name="T9">– </text:span>Просто сидите и мрачно смотрите на меня?</text:p>
      <text:p text:style-name="P55"><text:span text:style-name="T9">– </text:span>Неа.</text:p>
      <text:p text:style-name="P55">Хм, а эта пони не из разговорчивых. Ну ладно.</text:p>
      <text:p text:style-name="P55"><text:span text:style-name="T9">– </text:span>А что же вы делаете?</text:p>
      <text:p text:style-name="P55"><text:span text:style-name="T9">– </text:span>Веселюсь. <text:span text:style-name="T9">– </text:span>мрачно заявила пони.</text:p>
      <text:p text:style-name="P55"><text:span text:style-name="T9">–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9">– </text:span>Привет, Макс!</text:p>
      <text:p text:style-name="P55">Вот Дискорд! То есть, чёрт! Обитатели этого городка в который раз поражали меня своей проницательностью. У меня на лбу, что ли, написано?!</text:p>
      <text:p text:style-name="P55"><text:span text:style-name="T9">– </text:span>Мы с вами раньше встречались?</text:p>
      <text:p text:style-name="P5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oft-page-break/><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text:span text:style-name="T65">чтобы ты познакомился со мной </text:span>ещё раз!</text:p>
      <text:p text:style-name="P52">Ну да, поняха меня таки уела, я помнил <text:span text:style-name="T66">и знал </text:span>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9">– У </text:span>тебя такая смешная мордочка! <text:span text:style-name="T9">– </text:span>захихикали Пинки, покачиваясь. <text:span text:style-name="T9">– </text:span>Как будто ты <text:span text:style-name="T54">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4">— </text:span><text:span text:style-name="T54">эт правда?</text:span></text:p>
      <text:p text:style-name="P52"><text:span text:style-name="T14">– </text:span><text:span text:style-name="T54">Какая из? Их много, вообще-то. Ик!</text:span></text:p>
      <text:p text:style-name="P52"><text:span text:style-name="T14">– </text:span><text:span text:style-name="T54">Про принцесс. Про то, что они фаэри, спустившиеся с неба во плоти, чтоб помогать пони управлять Эквестрией?</text:span></text:p>
      <text:p text:style-name="P52"><text:span text:style-name="T14">– </text:span><text:span text:style-name="T54">Макс, </text:span><text:span text:style-name="T14">– </text:span><text:span text:style-name="T54">захихикала Пинки, взъерошив копытами розовые кудряшки и попытавшись соорудить из них бороду, </text:span><text:span text:style-name="T14">–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text:span><text:span text:style-name="T55">на неведомом острове</text:span><text:span text:style-name="T54">. А почему тебе интересна эта тема? Ик!</text:span></text:p>
      <text:p text:style-name="P52"><text:span text:style-name="T14">–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4">– </text:span><text:span text:style-name="T54">Ты что-о-о! Нельзя любить фаэри! Она похитит твоё сердце, и ты будешь искать её, пока не... </text:span><text:span text:style-name="T14">– </text:span><text:span text:style-name="T54">Пинки погрузилась в так и не съеденный салат «по-Кантерлотски» и захрапела.</text:span></text:p>
      <text:p text:style-name="P52"><text:span text:style-name="T14">– </text:span><text:span text:style-name="T54">Пока не умру?</text:span></text:p>
      <text:p text:style-name="P52"><text:soft-page-break/><text:span text:style-name="T14">– </text:span><text:span text:style-name="T54">Нет, глупенький, </text:span><text:span text:style-name="T14">– </text:span><text:span text:style-name="T54">пробулькала Пинки из миски. </text:span><text:span text:style-name="T14">– </text:span><text:span text:style-name="T54">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6"><text:span text:style-name="T9">–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text:span text:style-name="T67">а зубами по холке</text:span>.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text:span text:style-name="T68">фонари</text:span>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9">– </text:span>Стооой! <text:span text:style-name="T9">– </text:span>заорал я. <text:span text:style-name="T9">– </text:span>Выпрыгивай из бочки!!!</text:p>
      <text:p text:style-name="P56">Кобылка-<text:span text:style-name="T69">пилот</text:span> улыбнулась и постукала копытцем по шлему, показывая, что не слышит меня.</text:p>
      <text:p text:style-name="P56"><text:span text:style-name="T9">– </text:span>Выпрыгивааа... <text:span text:style-name="T9">– </text:span>мой крик утонул в рёве рвущихся фейерверков.</text:p>
      <text:p text:style-name="P56"><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text:span text:style-name="T70">и дыма</text:span>,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text:span text:style-name="T70">а</text:span>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9">– </text:span>Смотри, вот те и ответ на вопрос, куда деваются пони!</text:p>
      <text:p text:style-name="P56"><text:span text:style-name="T9">– </text:span>Где? <text:span text:style-name="T9">– </text:span>единорожка начала оглядываться.</text:p>
      <text:p text:style-name="P5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6"><text:span text:style-name="T9">– </text:span>И что? Я всё равно не пойму, куда <text:span text:style-name="T59">пони</text:span> деваются? И куда пропала Скуталу?</text:p>
      <text:p text:style-name="P5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text:span text:style-name="T60">встал</text:span>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9">— </text:span>ключ к разгадке тайны исчезновения пони.</text:p>
      <text:p text:style-name="P61"><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мэйнхэттенская компания алмазных псов, производящая рубиновые резонаторы для ускорителей <text:span text:style-name="T9">—</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text:span text:style-name="T71">Стар Свирла</text:span>:</text:p>
      <text:p text:style-name="P61">«<text:span text:style-name="T9">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9">— </text:span>если ты уже не сердишься на меня <text:span text:style-name="T9">—</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9">–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9">–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text:span text:style-name="T56">пару </text:span>сут<text:span text:style-name="T56">о</text:span>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Тию нарисовать солнцем «<text:span text:style-name="T9">х#й</text:span>» на небе, чем заставить пони-чинушу поступиться хотя бы запятой в должностных инструкциях.</text:p>
      <text:p text:style-name="P5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text:span text:style-name="T72">ты</text:span> уже почини<text:span text:style-name="T72">шь</text:span> и настрои<text:span text:style-name="T72">шь</text:span> ускоритель. Так мы верняк пару дней сэкономим...</text:p>
      <text:p text:style-name="P56"/>
      <text:p text:style-name="P57">***</text:p>
      <text:p text:style-name="P56"/>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56"><text:span text:style-name="T9">– </text:span>Это неправильно! <text:span text:style-name="T9">– </text:span>заявила Рэйнбоу Дэш, отвернувшись от окна.</text:p>
      <text:p text:style-name="P5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6"><text:span text:style-name="T9">– </text:span>Да я не про то! <text:span text:style-name="T9">– </text:span>отмахнулась пегаска. <text:span text:style-name="T9">– </text:span>Посмотри на поле.</text:p>
      <text:p text:style-name="P56"><text:span text:style-name="T9">– </text:span>И что? Поле как поле.</text:p>
      <text:p text:style-name="P56"><text:span text:style-name="T9">– </text:span>Оно не убрано. <text:span text:style-name="T9">– </text:span>мрачно ответила Дэш. <text:span text:style-name="T9">– </text:span>Ужас, сколько кукурузы пропадает!</text:p>
      <text:p text:style-name="P126">Я присмотрелся получше и указал пегаске на очередной городок, проносящийся за окном.</text:p>
      <text:p text:style-name="P126"><text:span text:style-name="T9">– </text:span>У самого посёлка поля убраны. Наверняка дойдёт дело и до остальных.</text:p>
      <text:p text:style-name="P127"><text:span text:style-name="T9">– </text:span>Не дойдёт. <text:span text:style-name="T9">– </text:span>Дэш <text:span text:style-name="T57">уставилась в карты, сморщила нос и побила мою шестёрку валетом. </text:span><text:span text:style-name="T9">– </text:span><text:span text:style-name="T58">В такое время кукуруза вся уже должна быть убрана. Любой погодный пегас тебе это скажет. Из-за этих дурацких исчезновений некому работать на полях!</text:span></text:p>
      <text:p text:style-name="P131">Я выложил на платок <text:span text:style-name="T73">горку сдобы от Пинки (сама она, узнав, что со мной едет Рэйнбоу Дэш, ехать наотрез отказалась) и предложил печеньку пегаске.</text:span></text:p>
      <text:p text:style-name="P128"><text:span text:style-name="T9">– </text:span><text:span text:style-name="T73">Спасибо, но от пинкиных плюшек у меня фланки округляются.</text:span></text:p>
      <text:p text:style-name="P128"><text:span text:style-name="T9">– </text:span><text:span text:style-name="T73">Да ладно тебе! От одной не округлятся.</text:span></text:p>
      <text:p text:style-name="P128"><text:span text:style-name="T9">– </text:span><text:span text:style-name="T73">От одной </text:span><text:span text:style-name="T9">– </text:span><text:span text:style-name="T73">нет. Но я ж на одной не остановлюсь. </text:span><text:span text:style-name="T9">– </text:span><text:span text:style-name="T73">Пегаска взяла карту и нахмурилась. </text:span><text:span text:style-name="T9">– </text:span><text:span text:style-name="T73">Дискордовщина какая-то! Одни вольты идут!</text:span></text:p>
      <text:p text:style-name="P132">За окном несколько пони работали на поле. Что-то странное было в их деятельности.<text:span text:style-name="T15"> </text:span><text:span text:style-name="T74">Как будто…</text:span></text:p>
      <text:p text:style-name="P129"><text:span text:style-name="T9">– </text:span><text:span text:style-name="T16">О</text:span><text:span text:style-name="T74">но и понятно, что поля не убраны. Откуда ж им быть убранными, когда на двух работающих пони целая толпа бездельников!</text:span></text:p>
      <text:p text:style-name="P13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130"><text:span text:style-name="T9">– </text:span><text:span text:style-name="T75">Они паслись… Ты можешь себе представить? Макс! Они ПАСЛИСЬ! Ели траву, как какие-то дикари! Фигня какая-то…</text:span></text:p>
      <text:p text:style-name="P134">Пегаска сокрушённо качала головой не веря увиденному. Потом она оставила карты и залезла на верхнюю полку. <text:s/><text:span text:style-name="T76">Вскоре оттуда послышалось шуршание страниц, а свесившийся хвост защекотал мне макушку.</text:span></text:p>
      <text:p text:style-name="P134">…</text:p>
      <text:p text:style-name="P135">ВЖИИИИИИИИИ-БАБАХ!!!</text:p>
      <text:p text:style-name="P134"/>
      <text:p text:style-name="P50">&lt;<text:span text:style-name="T24">ночью будет крушение — поезд наедет на провал</text:span>&gt;</text:p>
      <text:p text:style-name="P5"/>
      <text:p text:style-name="P1"><text:span text:style-name="T9">&lt;</text:span><text:span text:style-name="T24">Макс</text:span><text:span text:style-name="T23"> с Рэйнбоу </text:span><text:span text:style-name="T24">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4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p>
      <text:p text:style-name="P40"><text:soft-page-break/>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40"/>
      <text:p text:style-name="P40"/>
      <text:p text:style-name="P40"/>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text:span>&gt;</text:p>
      <text:p text:style-name="P46"/>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ин становятся безмозглыми животными-пони</text:span>&gt;</text:p>
      <text:p text:style-name="P39"/>
      <text:p text:style-name="P46">&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4">- В законе не указана конкретный соправитель Диархии!</text:span>&gt;</text:p>
      <text:p text:style-name="P46"/>
      <text:p text:style-name="P46">&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text:soft-page-break/>&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52"/>
      <text:p text:style-name="P46"/>
      <text:p text:style-name="P52">Но реальная Эквестрия здорово отличалась от сериальной. </text:p>
      <text:p text:style-name="P52"/>
      <text:p text:style-name="P52"/>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4">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
      <text:p text:style-name="P2"><text:span text:style-name="T9">–</text:span> Ты не понимаешь… Я сейчас расскажу.</text:p>
      <text:p text:style-name="P2"><text:soft-page-break/></text:p>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30">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text:soft-page-break/></text:p>
      <text:h text:style-name="P14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9">&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9">&gt;</text:span></text:p>
      <text:p text:style-name="P2"/>
      <text:p text:style-name="P2"/>
      <text:p text:style-name="P4">***</text:p>
      <text:p text:style-name="P15"/>
      <text:p text:style-name="P14"/>
      <text:p text:style-name="P15"><text:span text:style-name="T4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text:soft-page-break/></text:p>
      <text:p text:style-name="P4">***</text:p>
      <text:p text:style-name="P15"/>
      <text:p text:style-name="P2"><text:span text:style-name="T9">&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4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2">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4">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3">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text:soft-page-break/>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3">???</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oft-page-break/><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47"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3">гидрорысью</text:span><text:span text:style-name="T9">&gt;</text:span> и нападением <text:span text:style-name="T9">&lt;</text:span><text:span text:style-name="T23">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3">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oft-page-break/><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text:soft-page-break/>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text:soft-page-break/>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3">Она вытянула шею и начала по очереди сгибать-разгибать ноги, разминая суставы.</text:p>
      <text:p text:style-name="P5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7" text:outline-level="2">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3">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3">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3">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7" text:outline-level="2">Понивилль</text:h>
      <text:p text:style-name="P2"/>
      <text:h text:style-name="P14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47" text:outline-level="2">Первый сеанс двойного сна. Рэрити</text:h>
      <text:p text:style-name="P2"/>
      <text:p text:style-name="P2"><text:soft-page-break/><text:span text:style-name="T9">&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7" text:outline-level="2"><text:soft-page-break/>Сон Макса</text:h>
      <text:p text:style-name="P91"/>
      <text:p text:style-name="P2"><text:span text:style-name="T9">&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oft-page-break/><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oft-page-break/><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3">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text:soft-page-break/>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3">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3">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8">zxcbzxcvb</text:span><text:span text:style-name="T9">&gt;</text:span>.</text:p>
      <text:p text:style-name="P2"><text:soft-page-break/>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3">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91"/>
      <text:p text:style-name="P91"/>
      <text:p text:style-name="P91"/>
      <text:p text:style-name="P91"/>
      <text:p text:style-name="P2"><text:span text:style-name="T9">&lt;</text:span><text:span text:style-name="T23">Подходя к замку Принцесс, Дэш рассказывает Максу обо сне, который она утаила - с Леро.</text:span><text:span text:style-name="T9">&gt;</text:span> </text:p>
      <text:p text:style-name="P2"><text:span text:style-name="T9">&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9">&gt;</text:span></text:p>
      <text:p text:style-name="P2"><text:span text:style-name="T9">&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text:soft-page-break/></text:p>
      <text:h text:style-name="P147"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4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4">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4">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text:soft-page-break/>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7" text:outline-level="2">Поиск решения</text:h>
      <text:p text:style-name="P91"/>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9">&gt;</text:span></text:p>
      <text:p text:style-name="P2"/>
      <text:h text:style-name="P14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4">Дуглас </text:span><text:span text:style-name="T28">—</text:span><text:span text:style-name="T24"> </text:span><text:span text:style-name="T28">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3">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oft-page-break/><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3">двухмесячной</text:span><text:span text:style-name="T9">&gt;</text:span> давности осталось лишь направление движения.</text:p>
      <text:p text:style-name="P2"><text:soft-page-break/>И опять, как <text:span text:style-name="T9">&lt;</text:span><text:span text:style-name="T23">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3">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text:soft-page-break/>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4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3">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oft-page-break/><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3">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text:soft-page-break/>–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3">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text:soft-page-break/></text:p>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7"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3">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3">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3">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3">пять</text:span><text:span text:style-name="T9">&gt;</text:span>длинную прореху в куртке, <text:span text:style-name="T9">&lt;</text:span><text:span text:style-name="T23">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3">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3">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3">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3">улучшить</text:span><text:span text:style-name="T9">&gt;</text:span>. А тот случай, когда мне пришлось зашивать тебе куртку после нападения убийц <text:span text:style-name="T9">&lt;</text:span><text:span text:style-name="T23">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7" text:outline-level="2">След?</text:h>
      <text:p text:style-name="P91"/>
      <text:p text:style-name="P2"><text:span text:style-name="T9">&lt;</text:span><text:span text:style-name="T23">сначала эпизод - проверка сумки в серверной</text:span><text:span text:style-name="T9">&gt;</text:span></text:p>
      <text:p text:style-name="P2"><text:span text:style-name="T9">&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3">“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3">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3">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3">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7" text:outline-level="2">Озарение</text:h>
      <text:p text:style-name="P2"/>
      <text:p text:style-name="P2"><text:span text:style-name="T9">&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9">– </text:span>Ну хорошо. Убедила. В конце-концов, можем поступить так. Вы с Флатти вернётесь обратно а я продолжу поиски здесь.</text:p>
      <text:p text:style-name="P7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9">– </text:span>Вы можете связываться со мной раз в месяц по коридору.</text:p>
      <text:p text:style-name="P7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9">– </text:span>Конечно оставаться. Кто ещё, кроме нас, может найти её?</text:p>
      <text:p text:style-name="P75"><text:span text:style-name="T9">– </text:span>Я думал, ты не сможешь оставить Энджела и всех остальных надолго.</text:p>
      <text:p text:style-name="P75"><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9">– </text:span>Извини, Флаттершай, забылся.</text:p>
      <text:p text:style-name="P80"><text:span text:style-name="T9">– </text:span>Та ладно, я ж не против, – возразила Эпплджек. – Не парься, Флатти. Было б хуже, если б он <text:s/>назвал меня Эпплджек на людях.</text:p>
      <text:p text:style-name="P80"><text:span text:style-name="T9">– </text:span>Ты так... – запнулась Флаттершай. – Так быстро забыла свою ферму. И...</text:p>
      <text:p text:style-name="P8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oft-page-break/><text:span text:style-name="T9">– </text:span>Как ты можешь так говорить? – расплакалась Флаттершай.</text:p>
      <text:p text:style-name="P80"><text:span text:style-name="T9">– </text:span>Эй, девушки, не ссорьтесь! Мы — одна команда! И надеюсь, останемся ею и в дальнейшем. </text:p>
      <text:list xml:id="list5878328141581449323"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9">– </text:span>А если нет? – Эпплджек смотрела мне мне прямо в глаза.</text:p>
      <text:list xml:id="list134513481268038" text:continue-numbering="true" text:style-name="L5">
        <text:list-header>
          <text:p text:style-name="P137">Я молча пожал плечами. Эпплджек уверенно продолжила.</text:p>
        </text:list-header>
      </text:list>
      <text:p text:style-name="P80"><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9">– </text:span>Спасибо, ЭйДжей.</text:p>
      <text:p text:style-name="P8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4514587892913" text:continue-numbering="true" text:style-name="L5">
        <text:list-header>
          <text:p text:style-name="P137">Флаттершай пробормотала нечто, показавшееся мне знакомым.</text:p>
        </text:list-header>
      </text:list>
      <text:p text:style-name="P80"><text:span text:style-name="T9">– </text:span>Флатти, ты что-то сказала? Я не расслышал.</text:p>
      <text:p text:style-name="P80"><text:span text:style-name="T9">– </text:span>Намерение Изменяет Реальность.</text:p>
      <text:p text:style-name="P80"><text:span text:style-name="T9">– </text:span>Эээ. А где ты слышала эту фразу, если не секрет?</text:p>
      <text:p text:style-name="P8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4514727215577" text:continue-numbering="true" text:style-name="L5">
        <text:list-header>
          <text:p text:style-name="P137">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9">– </text:span>Флатти, ЭйДжей, буду через час. Ждите!</text:p>
      <text:p text:style-name="P75"/>
      <text:h text:style-name="P146" text:outline-level="2">Почти.</text:h>
      <text:p text:style-name="P89"/>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9">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text:soft-page-break/>–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
      <text:h text:style-name="P146" text:outline-level="2">Дискорд</text:h>
      <text:p text:style-name="P91"/>
      <text:p text:style-name="P89">Девушки поспешно собирались, пока я растолковывал им задачу.</text:p>
      <text:p text:style-name="P8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9">– </text:span>Это тот твой приятель, который разбился с полгода назад? – спросила Эпплджек.</text:p>
      <text:p text:style-name="P89"><text:span text:style-name="T9">– </text:span>Да, это он.</text:p>
      <text:p text:style-name="P89"><text:span text:style-name="T9">– </text:span>А как мы попадём в его квартиру? Там сейчас кто-то живёт? – Флаттершай прыгала на одной ноге, натягивая кед.</text:p>
      <text:p text:style-name="P8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3">Плохо написано!</text:span><text:span text:style-name="T9">&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9">– </text:span>Макс, что случилось? У нас проблемы?</text:p>
      <text:p text:style-name="P90"><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9">– </text:span>Так что, будем ломать дверь? – Эпплджек критически осмотрелась, подмечая бабулек на лавочке и зевак во внутреннем скверике.</text:p>
      <text:p text:style-name="P90"><text:span text:style-name="T9">– </text:span>Нет нужды. Лучше станьте-ка сзади меня так, чтобы заслонить от этих бабулек и от вооон той камеры <text:soft-page-break/>наблюдения.</text:p>
      <text:list xml:id="list41322322857098780"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Раздался лёгкий «кряк» и дверь подалась.</text:p>
      <text:p text:style-name="P111"><text:span text:style-name="T9">–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1"><text:span text:style-name="T9">– </text:span>Макс, тут окно разбито! И верёвка какая-то висит. – крикнула Флаттершай из кухни.</text:p>
      <text:p text:style-name="P111"><text:span text:style-name="T9">–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9">–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9">– </text:span>Оп-па! – пробормотала Эпплджек. – Нежданчик!</text:p>
      <text:p text:style-name="P111"><text:span text:style-name="T9">– </text:span>Ты, я вижу, времени не терял, – моя рука под прикрытием стола медленно тянулась к тяжёлой фарфоровой кружке, стоящей на краю.</text:p>
      <text:p text:style-name="P9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9">– </text:span>А почему ты вообще решил искать нас тут? – спросила Эпплджек. – Приехал бы домой. Мы б тебя чаем напоили.</text:p>
      <text:p text:style-name="P92"><text:soft-page-break/><text:span text:style-name="T9">–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9">– </text:span>С кем это вы тут разговариваете?</text:p>
      <text:list xml:id="list3859056166294533022"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47" text:outline-level="2">Селестия</text:h>
      <text:p text:style-name="P111"/>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text:soft-page-break/>–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9">&lt;</text:span><text:span text:style-name="T23">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text:soft-page-break/>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4">сюда можно вставить похождения Дискорда — вторая неопубликованная глава. Первая — секс с Селестией</text:span>&gt;</text:p>
      <text:p text:style-name="P101">***</text:p>
      <text:p text:style-name="P104"><text:soft-page-break/>–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7">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04">– И что? – продолжила его мысль Эпплджек.</text:p>
      <text:p text:style-name="P104">– Эквестрийские <text:span text:style-name="T9">&lt;</text:span><text:span text:style-name="T23">три месяца</text:span><text:span text:style-name="T9">&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text:soft-page-break/>–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00"/>
      <text:h text:style-name="P147"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9">&lt;</text:span><text:span text:style-name="T23">полгода</text:span><text:span text:style-name="T9">&gt;</text:span> назад своим проходом в Эквестрию.</text:p>
      <text:p text:style-name="P10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9">–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text:soft-page-break/></text:p>
      <text:p text:style-name="P7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Я совсем запутался.</text:p>
      <text:p text:style-name="P75"><text:span text:style-name="T1">– </text:span>Какая проблема? Какое решение? Кто ты <text:span text:style-name="T1">вообще</text:span>?</text:p>
      <text:p text:style-name="P7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4">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text:soft-page-break/>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21">–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9">&lt;</text:span>упомянуть в эпизоде на Терре, что МЛП-сериал закрылся год назад<text:span text:style-name="T9">&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9">&lt;</text:span><text:span text:style-name="T28">чёрт</text:span><text:span text:style-name="T9">&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pan text:style-name="T9">–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9">–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9">&lt;</text:span><text:span text:style-name="T23">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0"><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 Привет, Макс. – образ Селестии снова реял передо мной, как <text:span text:style-name="T9">&lt;</text:span><text:span text:style-name="T23">полгода</text:span><text:span text:style-name="T9">&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23">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9">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3548914820361721490" text:style-name="L8">
        <text:list-header>
          <text:p text:style-name="P139">(<text:span text:style-name="T30">Луна — как повелительница снов, слышала разговор Макса с Анакорном</text:span>)</text:p>
          <text:p text:style-name="P140"/>
        </text:list-header>
      </text:list>
      <text:p text:style-name="P101">***</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75">Я опустил руку на шею Дэш и ощутил теплоту и лёгкое покалывание в пустоте.</text:p>
      <text:p text:style-name="P75"><text:span text:style-name="T9">–</text:span> Мне кажется, Дэш, <text:span text:style-name="T1">м</text:span>ы найдём способ связаться. Рано или поздно.</text:p>
      <text:p text:style-name="P75"><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47" text:outline-level="2">Земля</text:h>
      <text:p text:style-name="P78">Музыкальная тема из бегущего по лезвию бритвы — <text:span text:style-name="T9">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text:soft-page-break/></text:p>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4">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3">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text:soft-page-break/>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7T13:45:12.277000000</dc:date>
    <meta:editing-duration>P78DT11H31M31S</meta:editing-duration>
    <meta:editing-cycles>4099</meta:editing-cycles>
    <meta:generator>LibreOffice/5.1.0.3$Windows_x86 LibreOffice_project/5e3e00a007d9b3b6efb6797a8b8e57b51ab1f737</meta:generator>
    <meta:document-statistic meta:table-count="0" meta:image-count="0" meta:object-count="0" meta:page-count="151" meta:paragraph-count="3081" meta:word-count="69793" meta:character-count="464456" meta:non-whitespace-character-count="394395"/>
  </office:meta>
</office:document-meta>
</file>